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4c214" officeooo:paragraph-rsid="0014c214"/>
    </style:style>
    <style:style style:name="P2" style:family="paragraph" style:parent-style-name="Standard">
      <style:text-properties officeooo:rsid="001637cb" officeooo:paragraph-rsid="001637cb"/>
    </style:style>
    <style:style style:name="P3" style:family="paragraph" style:parent-style-name="Standard">
      <style:text-properties officeooo:rsid="00163fe2" officeooo:paragraph-rsid="00163fe2"/>
    </style:style>
    <style:style style:name="P4" style:family="paragraph" style:parent-style-name="Standard">
      <style:text-properties officeooo:rsid="0017fae7" officeooo:paragraph-rsid="0017fae7"/>
    </style:style>
    <style:style style:name="P5" style:family="paragraph" style:parent-style-name="Standard">
      <style:text-properties officeooo:rsid="0019c6d4" officeooo:paragraph-rsid="0019c6d4"/>
    </style:style>
    <style:style style:name="P6" style:family="paragraph" style:parent-style-name="Standard">
      <style:text-properties officeooo:rsid="00264d4d" officeooo:paragraph-rsid="00264d4d"/>
    </style:style>
    <style:style style:name="T1" style:family="text">
      <style:text-properties officeooo:rsid="001637cb"/>
    </style:style>
    <style:style style:name="T2" style:family="text">
      <style:text-properties officeooo:rsid="00163fe2"/>
    </style:style>
    <style:style style:name="T3" style:family="text">
      <style:text-properties officeooo:rsid="0019c6d4"/>
    </style:style>
    <style:style style:name="T4" style:family="text">
      <style:text-properties officeooo:rsid="001f8255"/>
    </style:style>
    <style:style style:name="T5" style:family="text">
      <style:text-properties officeooo:rsid="002235a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tle: An Investigation into the Ethical Issues in the Applications of a few Quantum Algorithms</text:p>
      <text:p text:style-name="P1"/>
      <text:p text:style-name="P1">Abstract: Between 150 ↔ 250 words (Max)</text:p>
      <text:p text:style-name="P1"><text:tab/></text:p>
      <text:p text:style-name="P1"><text:tab/>This is the meaning behind the 7000 words</text:p>
      <text:p text:style-name="P1"><text:tab/><text:span text:style-name="T2">Comes from everything that has come after</text:span></text:p>
      <text:p text:style-name="P1"/>
      <text:p text:style-name="P3">→ what is quantum computing</text:p>
      <text:p text:style-name="P3">→ what ethical issues</text:p>
      <text:p text:style-name="P3">→ something from background</text:p>
      <text:p text:style-name="P3">→ related works/methods</text:p>
      <text:p text:style-name="P3">→ your conclusion</text:p>
      <text:p text:style-name="P3"/>
      <text:p text:style-name="P3">→ has to read like a short story</text:p>
      <text:p text:style-name="P1"/>
      <text:p text:style-name="P1">Keywords:</text:p>
      <text:p text:style-name="P1"/>
      <text:p text:style-name="P1">Introduction: <text:span text:style-name="T5">(KEEP IT SIMPLE)</text:span></text:p>
      <text:p text:style-name="P1"/>
      <text:p text:style-name="P2">→ What is Quantum <text:s/>Computing</text:p>
      <text:p text:style-name="P4">→ How is it going to improve the computing system</text:p>
      <text:p text:style-name="P4">→ What is required to build such systems</text:p>
      <text:p text:style-name="P4">→ What applications rely on this powerful computing</text:p>
      <text:p text:style-name="P2">→ Where it is used</text:p>
      <text:p text:style-name="P2">→ What is the need</text:p>
      <text:p text:style-name="P2">→ Why is it used</text:p>
      <text:p text:style-name="P2">→ Why we should look into ethical issues regarding quantum computing </text:p>
      <text:p text:style-name="P2">→ At the end of this talk about what is to come <text:span text:style-name="T2">e.g. in section II …. in section III …. in section IV …. </text:span></text:p>
      <text:p text:style-name="P2"><text:tab/><text:span text:style-name="T2">→ What is in the report</text:span></text:p>
      <text:p text:style-name="P1"/>
      <text:p text:style-name="P1">Background/Motivation:</text:p>
      <text:p text:style-name="P2"/>
      <text:p text:style-name="P2">→ <text:span text:style-name="T4">HISTORY </text:span>Growth/Evolution of the technology</text:p>
      <text:p text:style-name="P4">→ <text:span text:style-name="T3">CRYPTOLOGY (Bring Up Lecture Notes from Crypto)</text:span></text:p>
      <text:p text:style-name="P5">→ Cyber Traffic</text:p>
      <text:p text:style-name="P1"/>
      <text:p text:style-name="P1">Objectives:</text:p>
      <text:p text:style-name="P1"/>
      <text:p text:style-name="P1">Methods: <text:s/><text:span text:style-name="T2">((SURVEY))</text:span></text:p>
      <text:p text:style-name="P1"><text:span text:style-name="T1">→ <text:s/>Related Work:</text:span></text:p>
      <text:p text:style-name="P1"><text:span text:style-name="T1"><text:tab/>[20-25 References]</text:span></text:p>
      <text:p text:style-name="P1"><text:span text:style-name="T1"><text:tab/><text:tab/>(1 to 5) talked about</text:span></text:p>
      <text:p text:style-name="P1"/>
      <text:p text:style-name="P6">Group together Papers</text:p>
      <text:p text:style-name="P1"/>
      <text:p text:style-name="P4">→ Subheaders go here </text:p>
      <text:p text:style-name="P4">→ Discussed what the researchers have not done </text:p>
      <text:p text:style-name="P4"/>
      <text:p text:style-name="P1">Discussion: <text:span text:style-name="T2">(OPTIONAL)!?!?!?!? </text:span></text:p>
      <text:p text:style-name="P1"/>
      <text:p text:style-name="P6">Bring together the papers here.</text:p>
      <text:p text:style-name="P1"/>
      <text:p text:style-name="P1">Conclusion:</text:p>
      <text:p text:style-name="P1"><text:soft-page-break/></text:p>
      <text:p text:style-name="P1">Reference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08:34:33.889581969</meta:creation-date>
    <dc:date>2017-11-03T09:21:14.946810685</dc:date>
    <meta:editing-duration>PT14M47S</meta:editing-duration>
    <meta:editing-cycles>6</meta:editing-cycles>
    <meta:generator>LibreOffice/5.3.7.1$Linux_X86_64 LibreOffice_project/30$Build-1</meta:generator>
    <meta:document-statistic meta:table-count="0" meta:image-count="0" meta:object-count="0" meta:page-count="2" meta:paragraph-count="39" meta:word-count="212" meta:character-count="1215" meta:non-whitespace-character-count="1026"/>
  </office:meta>
</office:document-meta>
</file>